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798cm" fo:min-width="5.342cm"/>
    </style:style>
    <style:style style:name="gr2" style:family="graphic" style:parent-style-name="standard">
      <style:graphic-properties draw:textarea-horizontal-align="justify" draw:textarea-vertical-align="middle" draw:auto-grow-height="false" fo:min-height="1.02cm" fo:min-width="4.402cm"/>
    </style:style>
    <style:style style:name="gr3" style:family="graphic" style:parent-style-name="standard">
      <style:graphic-properties draw:textarea-horizontal-align="justify" draw:textarea-vertical-align="middle" draw:auto-grow-height="false" fo:min-height="2.417cm" fo:min-width="2.929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1.528cm" fo:min-width="2.929cm"/>
    </style:style>
    <style:style style:name="gr6" style:family="graphic" style:parent-style-name="standard">
      <style:graphic-properties draw:textarea-horizontal-align="justify" draw:textarea-vertical-align="middle" draw:auto-grow-height="false" fo:min-height="1.401cm" fo:min-width="3.691cm"/>
    </style:style>
    <style:style style:name="gr7" style:family="graphic" style:parent-style-name="standard">
      <style:graphic-properties draw:textarea-horizontal-align="justify" draw:textarea-vertical-align="middle" draw:auto-grow-height="false" fo:min-height="0.766cm" fo:min-width="3.691cm"/>
    </style:style>
    <style:style style:name="gr8" style:family="graphic" style:parent-style-name="standard">
      <style:graphic-properties draw:textarea-horizontal-align="justify" draw:textarea-vertical-align="middle" draw:auto-grow-height="false" fo:min-height="1.02cm" fo:min-width="3.691cm"/>
    </style:style>
    <style:style style:name="gr9" style:family="graphic" style:parent-style-name="standard">
      <style:graphic-properties draw:textarea-horizontal-align="justify" draw:textarea-vertical-align="middle" draw:auto-grow-height="false" fo:min-height="1.655cm" fo:min-width="2.929cm"/>
    </style:style>
    <style:style style:name="gr10" style:family="graphic" style:parent-style-name="standard">
      <style:graphic-properties draw:textarea-horizontal-align="justify" draw:textarea-vertical-align="middle" draw:auto-grow-height="false" fo:min-height="1.655cm" fo:min-width="8.404cm"/>
    </style:style>
    <style:style style:name="gr11" style:family="graphic" style:parent-style-name="standard">
      <style:graphic-properties draw:textarea-horizontal-align="justify" draw:textarea-vertical-align="middle" draw:auto-grow-height="false" fo:min-height="1.655cm" fo:min-width="5.596cm"/>
    </style:style>
    <style:style style:name="gr12" style:family="graphic" style:parent-style-name="standard">
      <style:graphic-properties draw:textarea-horizontal-align="justify" draw:textarea-vertical-align="middle" draw:auto-grow-height="false" fo:min-height="0.893cm" fo:min-width="2.802cm"/>
    </style:style>
    <style:style style:name="gr13" style:family="graphic" style:parent-style-name="standard">
      <style:graphic-properties draw:textarea-horizontal-align="justify" draw:textarea-vertical-align="middle" draw:auto-grow-height="false" fo:min-height="0.639cm" fo:min-width="2.802cm"/>
    </style:style>
    <style:style style:name="gr14" style:family="graphic" style:parent-style-name="standard">
      <style:graphic-properties draw:textarea-horizontal-align="justify" draw:textarea-vertical-align="middle" draw:auto-grow-height="false" fo:min-height="2.29cm" fo:min-width="4.402cm"/>
    </style:style>
    <style:style style:name="gr15" style:family="graphic" style:parent-style-name="standard">
      <style:graphic-properties draw:textarea-horizontal-align="justify" draw:textarea-vertical-align="middle" draw:auto-grow-height="false" fo:min-height="2.29cm" fo:min-width="2.116cm"/>
    </style:style>
    <style:style style:name="gr16" style:family="graphic" style:parent-style-name="standard">
      <style:graphic-properties draw:textarea-horizontal-align="justify" draw:textarea-vertical-align="middle" draw:auto-grow-height="false" fo:min-height="1.655cm" fo:min-width="4.199cm"/>
    </style:style>
    <style:style style:name="gr17" style:family="graphic" style:parent-style-name="standard">
      <style:graphic-properties draw:textarea-horizontal-align="justify" draw:textarea-vertical-align="middle" draw:auto-grow-height="false" fo:min-height="1.655cm" fo:min-width="4.453cm"/>
    </style:style>
    <style:style style:name="gr18" style:family="graphic" style:parent-style-name="standard">
      <style:graphic-properties draw:textarea-horizontal-align="justify" draw:textarea-vertical-align="middle" draw:auto-grow-height="false" fo:min-height="1.655cm" fo:min-width="3.056cm"/>
    </style:style>
    <style:style style:name="gr19" style:family="graphic" style:parent-style-name="standard">
      <style:graphic-properties draw:textarea-horizontal-align="justify" draw:textarea-vertical-align="middle" draw:auto-grow-height="false" fo:min-height="1.655cm" fo:min-width="2.802cm"/>
    </style:style>
    <style:style style:name="gr20" style:family="graphic" style:parent-style-name="standard">
      <style:graphic-properties draw:textarea-horizontal-align="justify" draw:textarea-vertical-align="middle" draw:auto-grow-height="false" fo:min-height="1.655cm" fo:min-width="4.402cm"/>
    </style:style>
    <style:style style:name="gr21" style:family="graphic" style:parent-style-name="standard">
      <style:graphic-properties draw:textarea-horizontal-align="justify" draw:textarea-vertical-align="middle" draw:auto-grow-height="false" fo:min-height="1.655cm" fo:min-width="3.183cm"/>
    </style:style>
    <style:style style:name="gr22" style:family="graphic" style:parent-style-name="standard">
      <style:graphic-properties draw:textarea-horizontal-align="justify" draw:textarea-vertical-align="middle" draw:auto-grow-height="false" fo:min-height="1.655cm" fo:min-width="3.818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T1" style:family="text">
      <style:text-properties style:font-name="Liberation Sans1" style:font-name-asian="Liberation Sans1" style:font-name-complex="Liberation Sans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842cm" svg:height="3.048cm" svg:x="22.717cm" svg:y="1.127cm">
          <text:p text:style-name="P1">Distribution Amplifier</text:p>
          <text:p text:style-name="P1">+ Rear Panel</text:p>
          <text:p text:style-name="P1">10 MHz Out [4x]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902cm" svg:height="1.27cm" svg:x="11.338cm" svg:y="3.921cm">
          <text:p text:style-name="P1">GPS Rx</text:p>
          <text:p text:style-name="P1">[Jupiter D140]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3.429cm" svg:height="2.667cm" svg:x="24.622cm" svg:y="7.731cm">
          <text:p text:style-name="P1">OCXO</text:p>
          <text:p text:style-name="P1">[MVR89A]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2" draw:layer="layout" svg:x1="7.985cm" svg:y1="6.969cm" svg:x2="7.985cm" svg:y2="8.112cm">
          <text:p/>
        </draw:line>
        <draw:custom-shape draw:style-name="gr5" draw:text-style-name="P1" draw:layer="layout" svg:width="3.429cm" svg:height="1.778cm" svg:x="24.622cm" svg:y="5.318cm">
          <text:p text:style-name="P1">Splitter</text:p>
          <text:p text:style-name="P1">Isolato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4.191cm" svg:height="1.651cm" svg:x="13.065cm" svg:y="6.207cm">
          <text:p text:style-name="P1">Shaper</text:p>
          <text:p text:style-name="P1">[LNA+LvL/ST]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draw:layer="layout" svg:width="4.191cm" svg:height="1.016cm" svg:x="13.065cm" svg:y="8.366cm">
          <text:p text:style-name="P1">/100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draw:layer="layout" svg:width="4.191cm" svg:height="1.016cm" svg:x="13.065cm" svg:y="9.763cm">
          <text:p text:style-name="P1"><text:span text:style-name="T1">Δφ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" draw:layer="layout" svg:width="4.191cm" svg:height="1.27cm" svg:x="13.065cm" svg:y="11.16cm">
          <text:p text:style-name="P1"><text:span text:style-name="T1">Loop Fil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" draw:layer="layout" svg:width="3.429cm" svg:height="1.905cm" svg:x="21.447cm" svg:y="15.732cm">
          <text:p text:style-name="P1">Tune Select</text:p>
          <text:p text:style-name="P1">Relay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" draw:layer="layout" svg:width="8.904cm" svg:height="1.905cm" svg:x="19.796cm" svg:y="17.891cm">
          <text:p text:style-name="P1"><text:span text:style-name="T1">Front-Panel</text:span></text:p>
          <text:p text:style-name="P1"><text:span text:style-name="T1">Manual Tun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draw:layer="layout" svg:width="6.096cm" svg:height="1.905cm" svg:x="6.842cm" svg:y="17.764cm">
          <text:p text:style-name="P1">Front Panel</text:p>
          <text:p text:style-name="P1">Switches &amp; LED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" draw:layer="layout" svg:width="3.302cm" svg:height="1.143cm" svg:x="9.255cm" svg:y="9.636cm">
          <text:p text:style-name="P1"><text:span text:style-name="T1">Δφ[MON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" draw:layer="layout" svg:width="3.302cm" svg:height="1.143cm" svg:x="9.255cm" svg:y="11.033cm">
          <text:p text:style-name="P1"><text:span text:style-name="T1">Mon Fil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" draw:layer="layout" svg:width="3.302cm" svg:height="0.889cm" svg:x="9.255cm" svg:y="8.493cm">
          <text:p text:style-name="P1"><text:span text:style-name="T1">Buff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" draw:layer="layout" svg:width="4.902cm" svg:height="2.54cm" svg:x="2.397cm" svg:y="6.969cm">
          <text:p text:style-name="P1">Transformer</text:p>
          <text:p text:style-name="P1">Amplimo</text:p>
          <text:p text:style-name="P1">2 x 7V5/2A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" draw:layer="layout" svg:width="2.616cm" svg:height="2.54cm" svg:x="1.508cm" svg:y="12.049cm">
          <text:p text:style-name="P1">PSU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4.699cm" svg:height="1.905cm" svg:x="1.508cm" svg:y="15.097cm">
          <text:p text:style-name="P1">Arduino</text:p>
          <text:p text:style-name="P1">Uno / Micro [*]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" draw:layer="layout" svg:width="4.953cm" svg:height="1.905cm" svg:x="1.254cm" svg:y="17.764cm">
          <text:p text:style-name="P1">Front Panel</text:p>
          <text:p text:style-name="P1">Mains Switch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" draw:layer="layout" svg:width="3.556cm" svg:height="1.905cm" svg:x="2.524cm" svg:y="4.429cm">
          <text:p text:style-name="P1">Mains Fus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" draw:layer="layout" svg:width="4.953cm" svg:height="1.905cm" svg:x="1.127cm" svg:y="1.127cm">
          <text:p text:style-name="P1">Mains Connector</text:p>
          <text:p text:style-name="P1">And Filt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" draw:layer="layout" svg:width="4.953cm" svg:height="1.905cm" svg:x="6.842cm" svg:y="15.097cm">
          <text:p text:style-name="P1">Arduino</text:p>
          <text:p text:style-name="P1">Interface [*]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3.302cm" svg:height="1.905cm" svg:x="25.257cm" svg:y="11.922cm">
          <text:p text:style-name="P1">OCXO</text:p>
          <text:p text:style-name="P1">Pow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3.302cm" svg:height="1.905cm" svg:x="25.257cm" svg:y="14.081cm">
          <text:p text:style-name="P1">OCXO</text:p>
          <text:p text:style-name="P1">ISens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4.902cm" svg:height="1.905cm" svg:x="11.287cm" svg:y="1.127cm">
          <text:p text:style-name="P1">Rear Panel</text:p>
          <text:p text:style-name="P1">GPS Antenna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" draw:layer="layout" svg:width="3.683cm" svg:height="1.905cm" svg:x="7.477cm" svg:y="1.127cm">
          <text:p text:style-name="P1">Rear Panel</text:p>
          <text:p text:style-name="P1">RS-232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draw:layer="layout" svg:width="6.096cm" svg:height="1.905cm" svg:x="13.319cm" svg:y="17.764cm">
          <text:p text:style-name="P1">Front Panel</text:p>
          <text:p text:style-name="P1">10 MHz ~/TTL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" draw:layer="layout" svg:width="3.556cm" svg:height="1.905cm" svg:x="1cm" svg:y="3.413cm">
          <text:p text:style-name="P1">Earth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" draw:layer="layout" svg:width="4.318cm" svg:height="1.905cm" svg:x="18.145cm" svg:y="1.127cm">
          <text:p text:style-name="P1">Rear Panel</text:p>
          <text:p text:style-name="P1">10 MHz ~ I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" draw:layer="layout" svg:width="3.302cm" svg:height="1.143cm" svg:x="9.255cm" svg:y="12.43cm">
          <text:p text:style-name="P1"><text:span text:style-name="T1">Inst Amp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18T20:52:00.705591020</meta:creation-date>
    <dc:date>2019-10-08T19:55:33.270903954</dc:date>
    <meta:editing-duration>PT33M46S</meta:editing-duration>
    <meta:editing-cycles>9</meta:editing-cycles>
    <meta:generator>LibreOffice/5.4.7.2$Linux_X86_64 LibreOffice_project/40$Build-2</meta:generator>
    <meta:document-statistic meta:object-count="30"/>
  </office:meta>
</office:document-meta>
</file>